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2.7146in"/>
    </style:style>
    <style:style style:name="Table1.B" style:family="table-column">
      <style:table-column-properties style:column-width="0.6292in"/>
    </style:style>
    <style:style style:name="Table1.C" style:family="table-column">
      <style:table-column-properties style:column-width="3.5813in"/>
    </style:style>
    <style:style style:name="Table1.A1" style:family="table-cell">
      <style:table-cell-properties style:vertical-align="middle" fo:padding="0.0194in" fo:border="none"/>
    </style:style>
    <style:style style:name="P1" style:family="paragraph" style:parent-style-name="Preformatted_20_Text" style:list-style-name="L1"/>
    <style:style style:name="P2" style:family="paragraph" style:parent-style-name="Preformatted_20_Text" style:list-style-name="L1">
      <style:paragraph-properties fo:margin-top="0in" fo:margin-bottom="0.1965in" style:contextual-spacing="false"/>
    </style:style>
    <style:style style:name="P3" style:family="paragraph" style:parent-style-name="Preformatted_20_Text" style:list-style-name="L2"/>
    <style:style style:name="P4" style:family="paragraph" style:parent-style-name="Preformatted_20_Text" style:list-style-name="L2">
      <style:paragraph-properties fo:margin-top="0in" fo:margin-bottom="0.1965in" style:contextual-spacing="false"/>
    </style:style>
    <style:style style:name="P5" style:family="paragraph" style:parent-style-name="Preformatted_20_Text" style:list-style-name="L3"/>
    <style:style style:name="P6" style:family="paragraph" style:parent-style-name="Preformatted_20_Text" style:list-style-name="L3">
      <style:paragraph-properties fo:margin-top="0in" fo:margin-bottom="0.1965in" style:contextual-spacing="false"/>
    </style:style>
    <style:style style:name="P7" style:family="paragraph" style:parent-style-name="Preformatted_20_Text" style:list-style-name="L4"/>
    <style:style style:name="P8" style:family="paragraph" style:parent-style-name="Preformatted_20_Text" style:list-style-name="L4">
      <style:paragraph-properties fo:margin-top="0in" fo:margin-bottom="0.1965in" style:contextual-spacing="false"/>
    </style:style>
    <style:style style:name="P9" style:family="paragraph" style:parent-style-name="Preformatted_20_Text" style:list-style-name="L5"/>
    <style:style style:name="P10" style:family="paragraph" style:parent-style-name="Preformatted_20_Text" style:list-style-name="L5">
      <style:paragraph-properties fo:margin-top="0in" fo:margin-bottom="0.1965in" style:contextual-spacing="false"/>
    </style:style>
    <style:style style:name="P11" style:family="paragraph" style:parent-style-name="Preformatted_20_Text" style:list-style-name="L6"/>
    <style:style style:name="P12" style:family="paragraph" style:parent-style-name="Preformatted_20_Text" style:list-style-name="L6">
      <style:paragraph-properties fo:margin-top="0in" fo:margin-bottom="0.1965in" style:contextual-spacing="false"/>
    </style:style>
    <style:style style:name="P13" style:family="paragraph" style:parent-style-name="Preformatted_20_Text" style:list-style-name="L7"/>
    <style:style style:name="P14" style:family="paragraph" style:parent-style-name="Preformatted_20_Text" style:list-style-name="L7">
      <style:paragraph-properties fo:margin-top="0in" fo:margin-bottom="0.1965in" style:contextual-spacing="false"/>
    </style:style>
    <style:style style:name="P15" style:family="paragraph" style:parent-style-name="Preformatted_20_Text" style:list-style-name="L8"/>
    <style:style style:name="P16" style:family="paragraph" style:parent-style-name="Preformatted_20_Text" style:list-style-name="L8">
      <style:paragraph-properties fo:margin-top="0in" fo:margin-bottom="0.1965in" style:contextual-spacing="false"/>
    </style:style>
    <style:style style:name="P17" style:family="paragraph" style:parent-style-name="Preformatted_20_Text" style:list-style-name="L9"/>
    <style:style style:name="P18" style:family="paragraph" style:parent-style-name="Preformatted_20_Text" style:list-style-name="L9">
      <style:paragraph-properties fo:margin-top="0in" fo:margin-bottom="0.1965in" style:contextual-spacing="false"/>
    </style:style>
    <style:style style:name="P19" style:family="paragraph" style:parent-style-name="Table_20_Contents">
      <style:paragraph-properties fo:margin-top="0in" fo:margin-bottom="0.1965in" style:contextual-spacing="false"/>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T1" style:family="text"/>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udioMuse-AI API Documentation</text:h>
      <text:p text:style-name="Text_20_body">This document provides a comprehensive overview of the AudioMuse-AI backend API endpoints, their functionalities, request/response formats, and example usage.</text:p>
      <text:h text:style-name="Heading_20_2" text:outline-level="2">Base URL</text:h>
      <text:p text:style-name="Text_20_body">The base URL for all API endpoints is relative to your Flask application's root (e.g., <text:span text:style-name="Source_20_Text">http://localhost:8000</text:span>).</text:p>
      <text:h text:style-name="Heading_20_2" text:outline-level="2">API Endpoints Summary</text:h>
      <table:table table:name="Table1" table:style-name="Table1">
        <table:table-column table:style-name="Table1.A"/>
        <table:table-column table:style-name="Table1.B"/>
        <table:table-column table:style-name="Table1.C"/>
        <table:table-row>
          <table:table-cell table:style-name="Table1.A1" office:value-type="string">
            <text:p text:style-name="P19"><text:span text:style-name="Strong_20_Emphasis">Endpoint</text:span></text:p>
          </table:table-cell>
          <table:table-cell table:style-name="Table1.A1" office:value-type="string">
            <text:p text:style-name="P19"><text:span text:style-name="Strong_20_Emphasis">Method</text:span></text:p>
          </table:table-cell>
          <table:table-cell table:style-name="Table1.A1" office:value-type="string">
            <text:p text:style-name="P19"><text:span text:style-name="Strong_20_Emphasis">Description</text:span></text:p>
          </table:table-cell>
        </table:table-row>
        <table:table-row>
          <table:table-cell table:style-name="Table1.A1" office:value-type="string">
            <text:p text:style-name="P19"><text:span text:style-name="Source_20_Text">/api/config</text:span></text:p>
          </table:table-cell>
          <table:table-cell table:style-name="Table1.A1" office:value-type="string">
            <text:p text:style-name="P19"><text:span text:style-name="Source_20_Text">GET</text:span></text:p>
          </table:table-cell>
          <table:table-cell table:style-name="Table1.A1" office:value-type="string">
            <text:p text:style-name="P19">Retrieves current application configuration parameters.</text:p>
          </table:table-cell>
        </table:table-row>
        <table:table-row>
          <table:table-cell table:style-name="Table1.A1" office:value-type="string">
            <text:p text:style-name="P19"><text:span text:style-name="Source_20_Text">/api/analysis/start</text:span></text:p>
          </table:table-cell>
          <table:table-cell table:style-name="Table1.A1" office:value-type="string">
            <text:p text:style-name="P19"><text:span text:style-name="Source_20_Text">POST</text:span></text:p>
          </table:table-cell>
          <table:table-cell table:style-name="Table1.A1" office:value-type="string">
            <text:p text:style-name="P19">Initiates a background task for music analysis.</text:p>
          </table:table-cell>
        </table:table-row>
        <table:table-row>
          <table:table-cell table:style-name="Table1.A1" office:value-type="string">
            <text:p text:style-name="P19"><text:span text:style-name="Source_20_Text">/api/clustering/start</text:span></text:p>
          </table:table-cell>
          <table:table-cell table:style-name="Table1.A1" office:value-type="string">
            <text:p text:style-name="P19"><text:span text:style-name="Source_20_Text">POST</text:span></text:p>
          </table:table-cell>
          <table:table-cell table:style-name="Table1.A1" office:value-type="string">
            <text:p text:style-name="P19">Initiates a background task for music clustering and playlist generation.</text:p>
          </table:table-cell>
        </table:table-row>
        <table:table-row>
          <table:table-cell table:style-name="Table1.A1" office:value-type="string">
            <text:p text:style-name="P19"><text:span text:style-name="Source_20_Text">/api/status/&lt;task_id&gt;</text:span></text:p>
          </table:table-cell>
          <table:table-cell table:style-name="Table1.A1" office:value-type="string">
            <text:p text:style-name="P19"><text:span text:style-name="Source_20_Text">GET</text:span></text:p>
          </table:table-cell>
          <table:table-cell table:style-name="Table1.A1" office:value-type="string">
            <text:p text:style-name="P19">Retrieves the real-time status and details of a specific task.</text:p>
          </table:table-cell>
        </table:table-row>
        <table:table-row>
          <table:table-cell table:style-name="Table1.A1" office:value-type="string">
            <text:p text:style-name="P19"><text:span text:style-name="Source_20_Text">/api/cancel/&lt;task_id&gt;</text:span></text:p>
          </table:table-cell>
          <table:table-cell table:style-name="Table1.A1" office:value-type="string">
            <text:p text:style-name="P19"><text:span text:style-name="Source_20_Text">POST</text:span></text:p>
          </table:table-cell>
          <table:table-cell table:style-name="Table1.A1" office:value-type="string">
            <text:p text:style-name="P19">Cancels a specific active task and its child tasks.</text:p>
          </table:table-cell>
        </table:table-row>
        <table:table-row>
          <table:table-cell table:style-name="Table1.A1" office:value-type="string">
            <text:p text:style-name="P19"><text:span text:style-name="Source_20_Text">/api/cancel_all/&lt;task_type_prefix&gt;</text:span></text:p>
          </table:table-cell>
          <table:table-cell table:style-name="Table1.A1" office:value-type="string">
            <text:p text:style-name="P19"><text:span text:style-name="Source_20_Text">POST</text:span></text:p>
          </table:table-cell>
          <table:table-cell table:style-name="Table1.A1" office:value-type="string">
            <text:p text:style-name="P19">Cancels all active main tasks of a specified type.</text:p>
          </table:table-cell>
        </table:table-row>
        <table:table-row>
          <table:table-cell table:style-name="Table1.A1" office:value-type="string">
            <text:p text:style-name="P19"><text:span text:style-name="Source_20_Text">/api/last_task</text:span></text:p>
          </table:table-cell>
          <table:table-cell table:style-name="Table1.A1" office:value-type="string">
            <text:p text:style-name="P19"><text:span text:style-name="Source_20_Text">GET</text:span></text:p>
          </table:table-cell>
          <table:table-cell table:style-name="Table1.A1" office:value-type="string">
            <text:p text:style-name="P19">Retrieves the status of the most recently recorded main task.</text:p>
          </table:table-cell>
        </table:table-row>
        <table:table-row>
          <table:table-cell table:style-name="Table1.A1" office:value-type="string">
            <text:p text:style-name="P19"><text:span text:style-name="Source_20_Text">/api/active_tasks</text:span></text:p>
          </table:table-cell>
          <table:table-cell table:style-name="Table1.A1" office:value-type="string">
            <text:p text:style-name="P19"><text:span text:style-name="Source_20_Text">GET</text:span></text:p>
          </table:table-cell>
          <table:table-cell table:style-name="Table1.A1" office:value-type="string">
            <text:p text:style-name="P19">Retrieves information about the currently active main task.</text:p>
          </table:table-cell>
        </table:table-row>
        <table:table-row>
          <table:table-cell table:style-name="Table1.A1" office:value-type="string">
            <text:p text:style-name="P19"><text:span text:style-name="Source_20_Text">/api/playlists</text:span></text:p>
          </table:table-cell>
          <table:table-cell table:style-name="Table1.A1" office:value-type="string">
            <text:p text:style-name="P19"><text:span text:style-name="Source_20_Text">GET</text:span></text:p>
          </table:table-cell>
          <table:table-cell table:style-name="Table1.A1" office:value-type="string">
            <text:p text:style-name="P19">Retrieves all automatically generated playlists.</text:p>
          </table:table-cell>
        </table:table-row>
      </table:table>
      <text:h text:style-name="Heading_20_2" text:outline-level="2">1. Configuration Endpoints</text:h>
      <text:h text:style-name="Heading_20_3" text:outline-level="3">1.1 Get Configuration Parameters</text:h>
      <text:p text:style-name="Text_20_body">Retrieves the current configuration parameters of the AudioMuse-AI application.</text:p>
      <text:list text:style-name="L1">
        <text:list-item>
          <text:p text:style-name="P20"><text:soft-page-break/><text:span text:style-name="Strong_20_Emphasis">URL:</text:span> <text:span text:style-name="Source_20_Text">/api/config</text:span></text:p>
        </text:list-item>
        <text:list-item>
          <text:p text:style-name="P20"><text:span text:style-name="Strong_20_Emphasis">Method:</text:span> <text:span text:style-name="Source_20_Text">GET</text:span></text:p>
        </text:list-item>
        <text:list-item>
          <text:p text:style-name="P20"><text:span text:style-name="Strong_20_Emphasis">Description:</text:span> This endpoint provides the default and currently set configuration values for Jellyfin integration, music analysis, and clustering algorithms.</text:p>
        </text:list-item>
        <text:list-item>
          <text:p text:style-name="P20"><text:span text:style-name="Strong_20_Emphasis">Request Body:</text:span> None</text:p>
        </text:list-item>
        <text:list-item>
          <text:p text:style-name="P20"><text:span text:style-name="Strong_20_Emphasis">Response:</text:span> <text:span text:style-name="Source_20_Text">application/json</text:span></text:p>
          <text:p text:style-name="P1"><text:span text:style-name="Source_20_Text">{</text:span></text:p>
          <text:p text:style-name="P1"><text:span text:style-name="Source_20_Text"><text:s text:c="4"/>"jellyfin_url": "http://your-jellyfin-server:8096",</text:span></text:p>
          <text:p text:style-name="P1"><text:span text:style-name="Source_20_Text"><text:s text:c="4"/>"jellyfin_user_id": "your_jellyfin_user_id",</text:span></text:p>
          <text:p text:style-name="P1"><text:span text:style-name="Source_20_Text"><text:s text:c="4"/>"jellyfin_token": "your_jellyfin_api_token",</text:span></text:p>
          <text:p text:style-name="P1"><text:span text:style-name="Source_20_Text"><text:s text:c="4"/>"num_recent_albums": 5,</text:span></text:p>
          <text:p text:style-name="P1"><text:span text:style-name="Source_20_Text"><text:s text:c="4"/>"max_distance": 0.5,</text:span></text:p>
          <text:p text:style-name="P1"><text:span text:style-name="Source_20_Text"><text:s text:c="4"/>"max_songs_per_cluster": 20,</text:span></text:p>
          <text:p text:style-name="P1"><text:span text:style-name="Source_20_Text"><text:s text:c="4"/>"max_songs_per_artist": 3,</text:span></text:p>
          <text:p text:style-name="P1"><text:span text:style-name="Source_20_Text"><text:s text:c="4"/>"cluster_algorithm": "kmeans",</text:span></text:p>
          <text:p text:style-name="P1"><text:span text:style-name="Source_20_Text"><text:s text:c="4"/>"num_clusters_min": 3,</text:span></text:p>
          <text:p text:style-name="P1"><text:span text:style-name="Source_20_Text"><text:s text:c="4"/>"num_clusters_max": 10,</text:span></text:p>
          <text:p text:style-name="P1"><text:span text:style-name="Source_20_Text"><text:s text:c="4"/>"dbscan_eps_min": 0.1,</text:span></text:p>
          <text:p text:style-name="P1"><text:span text:style-name="Source_20_Text"><text:s text:c="4"/>"dbscan_eps_max": 0.8,</text:span></text:p>
          <text:p text:style-name="P1"><text:span text:style-name="Source_20_Text"><text:s text:c="4"/>"dbscan_min_samples_min": 2,</text:span></text:p>
          <text:p text:style-name="P1"><text:span text:style-name="Source_20_Text"><text:s text:c="4"/>"dbscan_min_samples_max": 5,</text:span></text:p>
          <text:p text:style-name="P1"><text:span text:style-name="Source_20_Text"><text:s text:c="4"/>"gmm_n_components_min": 3,</text:span></text:p>
          <text:p text:style-name="P1"><text:span text:style-name="Source_20_Text"><text:s text:c="4"/>"gmm_n_components_max": 10,</text:span></text:p>
          <text:p text:style-name="P1"><text:span text:style-name="Source_20_Text"><text:s text:c="4"/>"pca_components_min": 2,</text:span></text:p>
          <text:p text:style-name="P1"><text:span text:style-name="Source_20_Text"><text:s text:c="4"/>"pca_components_max": 5,</text:span></text:p>
          <text:p text:style-name="P1"><text:span text:style-name="Source_20_Text"><text:s text:c="4"/>"top_n_moods": 5,</text:span></text:p>
          <text:p text:style-name="P1"><text:span text:style-name="Source_20_Text"><text:s text:c="4"/>"mood_labels": ["mood/acoustic", "mood/aggressive", "mood/ambient", "mood/chilling", "mood/dark", "mood/energetic", "mood/epic", "mood/happy", "mood/melancholy", "mood/party", "mood/relaxed", "mood/romantic", "mood/sad", "mood/serious", "mood/sexy", "mood/sleepy", "mood/warm"],</text:span></text:p>
          <text:p text:style-name="P1"><text:span text:style-name="Source_20_Text"><text:s text:c="4"/>"clustering_runs": 100</text:span></text:p>
          <text:p text:style-name="P2"><text:span text:style-name="Source_20_Text">}</text:span></text:p>
        </text:list-item>
      </text:list>
      <text:h text:style-name="Heading_20_2" text:outline-level="2">2. Task Management Endpoints</text:h>
      <text:h text:style-name="Heading_20_3" text:outline-level="3">2.1 Start Music Analysis Task</text:h>
      <text:p text:style-name="Text_20_body">Initiates a background task to analyze recent albums from Jellyfin.</text:p>
      <text:list text:style-name="L2">
        <text:list-item>
          <text:p text:style-name="P21"><text:span text:style-name="Strong_20_Emphasis">URL:</text:span> <text:span text:style-name="Source_20_Text">/api/analysis/start</text:span></text:p>
        </text:list-item>
        <text:list-item>
          <text:p text:style-name="P21"><text:span text:style-name="Strong_20_Emphasis">Method:</text:span> <text:span text:style-name="Source_20_Text">POST</text:span></text:p>
        </text:list-item>
        <text:list-item>
          <text:p text:style-name="P21"><text:span text:style-name="Strong_20_Emphasis">Description:</text:span> This endpoint queues a new analysis task. The task will fetch recent albums from the configured Jellyfin server, download tracks, analyze their audio features (tempo, key, scale, moods), and save the analysis results to the database.</text:p>
        </text:list-item>
        <text:list-item>
          <text:p text:style-name="P21"><text:span text:style-name="Strong_20_Emphasis">Request Body:</text:span> <text:span text:style-name="Source_20_Text">application/json</text:span></text:p>
          <text:p text:style-name="P3"><text:span text:style-name="Source_20_Text">{</text:span></text:p>
          <text:p text:style-name="P3"><text:soft-page-break/><text:span text:style-name="Source_20_Text"><text:s text:c="4"/>"jellyfin_url": "http://your-jellyfin-server:8096",</text:span></text:p>
          <text:p text:style-name="P3"><text:span text:style-name="Source_20_Text"><text:s text:c="4"/>"jellyfin_user_id": "your_jellyfin_user_id",</text:span></text:p>
          <text:p text:style-name="P3"><text:span text:style-name="Source_20_Text"><text:s text:c="4"/>"jellyfin_token": "your_jellyfin_api_token",</text:span></text:p>
          <text:p text:style-name="P3"><text:span text:style-name="Source_20_Text"><text:s text:c="4"/>"num_recent_albums": 10,</text:span></text:p>
          <text:p text:style-name="P3"><text:span text:style-name="Source_20_Text"><text:s text:c="4"/>"top_n_moods": 5</text:span></text:p>
          <text:p text:style-name="P4"><text:span text:style-name="Source_20_Text">}</text:span></text:p>
          <text:list>
            <text:list-item>
              <text:p text:style-name="P21"><text:span text:style-name="Source_20_Text">jellyfin_url</text:span> (string, optional): The URL of your Jellyfin server. Defaults to the value in <text:span text:style-name="Source_20_Text">config.py</text:span>.</text:p>
            </text:list-item>
            <text:list-item>
              <text:p text:style-name="P21"><text:span text:style-name="Source_20_Text">jellyfin_user_id</text:span> (string, optional): Your Jellyfin user ID. Defaults to the value in <text:span text:style-name="Source_20_Text">config.py</text:span>.</text:p>
            </text:list-item>
            <text:list-item>
              <text:p text:style-name="P21"><text:span text:style-name="Source_20_Text">jellyfin_token</text:span> (string, optional): Your Jellyfin API token. Defaults to the value in <text:span text:style-name="Source_20_Text">config.py</text:span>.</text:p>
            </text:list-item>
            <text:list-item>
              <text:p text:style-name="P21"><text:span text:style-name="Source_20_Text">num_recent_albums</text:span> (integer, optional): The number of most recent albums to fetch and analyze. Defaults to the value in <text:span text:style-name="Source_20_Text">config.py</text:span>.</text:p>
            </text:list-item>
            <text:list-item>
              <text:p text:style-name="P21"><text:span text:style-name="Source_20_Text">top_n_moods</text:span> (integer, optional): The number of top moods to extract for each track. Defaults to the value in <text:span text:style-name="Source_20_Text">config.py</text:span>.</text:p>
            </text:list-item>
          </text:list>
        </text:list-item>
        <text:list-item>
          <text:p text:style-name="P21"><text:span text:style-name="Strong_20_Emphasis">Response:</text:span> <text:span text:style-name="Source_20_Text">application/json</text:span> (Status: 202 Accepted)</text:p>
          <text:p text:style-name="P3"><text:span text:style-name="Source_20_Text">{</text:span></text:p>
          <text:p text:style-name="P3"><text:span text:style-name="Source_20_Text"><text:s text:c="4"/>"task_id": "a1b2c3d4-e5f6-7890-1234-567890abcdef",</text:span></text:p>
          <text:p text:style-name="P3"><text:span text:style-name="Source_20_Text"><text:s text:c="4"/>"task_type": "main_analysis",</text:span></text:p>
          <text:p text:style-name="P3"><text:span text:style-name="Source_20_Text"><text:s text:c="4"/>"status": "queued"</text:span></text:p>
          <text:p text:style-name="P4"><text:span text:style-name="Source_20_Text">}</text:span></text:p>
        </text:list-item>
      </text:list>
      <text:h text:style-name="Heading_20_3" text:outline-level="3">2.2 Start Music Clustering Task</text:h>
      <text:p text:style-name="Text_20_body">Initiates a background task to perform music clustering and generate playlists based on analyzed tracks.</text:p>
      <text:list text:style-name="L3">
        <text:list-item>
          <text:p text:style-name="P22"><text:span text:style-name="Strong_20_Emphasis">URL:</text:span> <text:span text:style-name="Source_20_Text">/api/clustering/start</text:span></text:p>
        </text:list-item>
        <text:list-item>
          <text:p text:style-name="P22"><text:span text:style-name="Strong_20_Emphasis">Method:</text:span> <text:span text:style-name="Source_20_Text">POST</text:span></text:p>
        </text:list-item>
        <text:list-item>
          <text:p text:style-name="P22"><text:span text:style-name="Strong_20_Emphasis">Description:</text:span> This endpoint queues a new clustering task. It uses the previously analyzed track data to group songs into clusters based on their audio features and generates playlists from these clusters. Various clustering algorithms and parameters can be configured.</text:p>
        </text:list-item>
        <text:list-item>
          <text:p text:style-name="P22"><text:span text:style-name="Strong_20_Emphasis">Request Body:</text:span> <text:span text:style-name="Source_20_Text">application/json</text:span></text:p>
          <text:p text:style-name="P5"><text:span text:style-name="Source_20_Text">{</text:span></text:p>
          <text:p text:style-name="P5"><text:span text:style-name="Source_20_Text"><text:s text:c="4"/>"clustering_method": "kmeans",</text:span></text:p>
          <text:p text:style-name="P5"><text:span text:style-name="Source_20_Text"><text:s text:c="4"/>"num_clusters_min": 3,</text:span></text:p>
          <text:p text:style-name="P5"><text:span text:style-name="Source_20_Text"><text:s text:c="4"/>"num_clusters_max": 10,</text:span></text:p>
          <text:p text:style-name="P5"><text:span text:style-name="Source_20_Text"><text:s text:c="4"/>"dbscan_eps_min": 0.1,</text:span></text:p>
          <text:p text:style-name="P5"><text:span text:style-name="Source_20_Text"><text:s text:c="4"/>"dbscan_eps_max": 0.8,</text:span></text:p>
          <text:p text:style-name="P5"><text:span text:style-name="Source_20_Text"><text:s text:c="4"/>"dbscan_min_samples_min": 2,</text:span></text:p>
          <text:p text:style-name="P5"><text:span text:style-name="Source_20_Text"><text:s text:c="4"/>"dbscan_min_samples_max": 5,</text:span></text:p>
          <text:p text:style-name="P5"><text:span text:style-name="Source_20_Text"><text:s text:c="4"/>"gmm_n_components_min": 3,</text:span></text:p>
          <text:p text:style-name="P5"><text:span text:style-name="Source_20_Text"><text:s text:c="4"/>"gmm_n_components_max": 10,</text:span></text:p>
          <text:p text:style-name="P5"><text:soft-page-break/><text:span text:style-name="Source_20_Text"><text:s text:c="4"/>"pca_components_min": 2,</text:span></text:p>
          <text:p text:style-name="P5"><text:span text:style-name="Source_20_Text"><text:s text:c="4"/>"pca_components_max": 5,</text:span></text:p>
          <text:p text:style-name="P5"><text:span text:style-name="Source_20_Text"><text:s text:c="4"/>"clustering_runs": 100,</text:span></text:p>
          <text:p text:style-name="P5"><text:span text:style-name="Source_20_Text"><text:s text:c="4"/>"max_songs_per_cluster": 20</text:span></text:p>
          <text:p text:style-name="P6"><text:span text:style-name="Source_20_Text">}</text:span></text:p>
          <text:list>
            <text:list-item>
              <text:p text:style-name="P22"><text:span text:style-name="Source_20_Text">clustering_method</text:span> (string, optional): The clustering algorithm to use (<text:span text:style-name="Source_20_Text">kmeans</text:span>, <text:span text:style-name="Source_20_Text">dbscan</text:span>, or <text:span text:style-name="Source_20_Text">gmm</text:span>). Defaults to the value in <text:span text:style-name="Source_20_Text">config.py</text:span>.</text:p>
            </text:list-item>
            <text:list-item>
              <text:p text:style-name="P22"><text:span text:style-name="Source_20_Text">num_clusters_min</text:span> (integer, optional): (K-Means/GMM) Minimum number of clusters to try. Defaults to <text:span text:style-name="Source_20_Text">config.NUM_CLUSTERS_MIN</text:span>.</text:p>
            </text:list-item>
            <text:list-item>
              <text:p text:style-name="P22"><text:span text:style-name="Source_20_Text">num_clusters_max</text:span> (integer, optional): (K-Means/GMM) Maximum number of clusters to try. Defaults to <text:span text:style-name="Source_20_Text">config.NUM_CLUSTERS_MAX</text:span>.</text:p>
            </text:list-item>
            <text:list-item>
              <text:p text:style-name="P22"><text:span text:style-name="Source_20_Text">dbscan_eps_min</text:span> (float, optional): (DBSCAN) Minimum epsilon value for DBSCAN. Defaults to <text:span text:style-name="Source_20_Text">config.DBSCAN_EPS_MIN</text:span>.</text:p>
            </text:list-item>
            <text:list-item>
              <text:p text:style-name="P22"><text:span text:style-name="Source_20_Text">dbscan_eps_max</text:span> (float, optional): (DBSCAN) Maximum epsilon value for DBSCAN. Defaults to <text:span text:style-name="Source_20_Text">config.DBSCAN_EPS_MAX</text:span>.</text:p>
            </text:list-item>
            <text:list-item>
              <text:p text:style-name="P22"><text:span text:style-name="Source_20_Text">dbscan_min_samples_min</text:span> (integer, optional): (DBSCAN) Minimum samples for DBSCAN. Defaults to <text:span text:style-name="Source_20_Text">config.DBSCAN_MIN_SAMPLES_MIN</text:span>.</text:p>
            </text:list-item>
            <text:list-item>
              <text:p text:style-name="P22"><text:span text:style-name="Source_20_Text">dbscan_min_samples_max</text:span> (integer, optional): (DBSCAN) Maximum samples for DBSCAN. Defaults to <text:span text:style-name="Source_20_Text">config.DBSCAN_MIN_SAMPLES_MAX</text:span>.</text:p>
            </text:list-item>
            <text:list-item>
              <text:p text:style-name="P22"><text:span text:style-name="Source_20_Text">gmm_n_components_min</text:span> (integer, optional): (GMM) Minimum number of components for GMM. Defaults to <text:span text:style-name="Source_20_Text">config.GMM_N_COMPONENTS_MIN</text:span>.</text:p>
            </text:list-item>
            <text:list-item>
              <text:p text:style-name="P22"><text:span text:style-name="Source_20_Text">gmm_n_components_max</text:span> (integer, optional): (GMM) Maximum number of components for GMM. Defaults to <text:span text:style-name="Source_20_Text">config.GMM_N_COMPONENTS_MAX</text:span>.</text:p>
            </text:list-item>
            <text:list-item>
              <text:p text:style-name="P22"><text:span text:style-name="Source_20_Text">pca_components_min</text:span> (integer, optional): Minimum number of PCA components to use. Defaults to <text:span text:style-name="Source_20_Text">config.PCA_COMPONENTS_MIN</text:span>.</text:p>
            </text:list-item>
            <text:list-item>
              <text:p text:style-name="P22"><text:span text:style-name="Source_20_Text">pca_components_max</text:span> (integer, optional): Maximum number of PCA components to use. Defaults to <text:span text:style-name="Source_20_Text">config.PCA_COMPONENTS_MAX</text:span>.</text:p>
            </text:list-item>
            <text:list-item>
              <text:p text:style-name="P22"><text:span text:style-name="Source_20_Text">clustering_runs</text:span> (integer, optional): The total number of clustering iterations to perform to find the best solution. Defaults to <text:span text:style-name="Source_20_Text">config.CLUSTERING_RUNS</text:span>.</text:p>
            </text:list-item>
            <text:list-item>
              <text:p text:style-name="P22"><text:span text:style-name="Source_20_Text">max_songs_per_cluster</text:span> (integer, optional): The maximum number of songs to include in a single generated playlist. Defaults to <text:span text:style-name="Source_20_Text">config.MAX_SONGS_PER_CLUSTER</text:span>.</text:p>
            </text:list-item>
          </text:list>
        </text:list-item>
        <text:list-item>
          <text:p text:style-name="P22"><text:span text:style-name="Strong_20_Emphasis">Response:</text:span> <text:span text:style-name="Source_20_Text">application/json</text:span> (Status: 202 Accepted)</text:p>
          <text:p text:style-name="P5"><text:span text:style-name="Source_20_Text">{</text:span></text:p>
          <text:p text:style-name="P5"><text:span text:style-name="Source_20_Text"><text:s text:c="4"/>"task_id": "b5c6d7e8-f9a0-1234-5678-90abcdef1234",</text:span></text:p>
          <text:p text:style-name="P5"><text:span text:style-name="Source_20_Text"><text:s text:c="4"/>"task_type": "main_clustering",</text:span></text:p>
          <text:p text:style-name="P5"><text:soft-page-break/><text:span text:style-name="Source_20_Text"><text:s text:c="4"/>"status": "queued"</text:span></text:p>
          <text:p text:style-name="P6"><text:span text:style-name="Source_20_Text">}</text:span></text:p>
        </text:list-item>
      </text:list>
      <text:h text:style-name="Heading_20_3" text:outline-level="3">2.3 Get Task Status</text:h>
      <text:p text:style-name="Text_20_body">Retrieves the current status and details of a specific task.</text:p>
      <text:list text:style-name="L4">
        <text:list-item>
          <text:p text:style-name="P23"><text:span text:style-name="Strong_20_Emphasis">URL:</text:span> <text:span text:style-name="Source_20_Text">/api/status/&lt;task_id&gt;</text:span></text:p>
        </text:list-item>
        <text:list-item>
          <text:p text:style-name="P23"><text:span text:style-name="Strong_20_Emphasis">Method:</text:span> <text:span text:style-name="Source_20_Text">GET</text:span></text:p>
        </text:list-item>
        <text:list-item>
          <text:p text:style-name="P23"><text:span text:style-name="Strong_20_Emphasis">Description:</text:span> This endpoint provides real-time updates on the progress, status, and detailed logs for a given task, whether it's a main task or a sub-task (e.g., album analysis).</text:p>
        </text:list-item>
        <text:list-item>
          <text:p text:style-name="P23"><text:span text:style-name="Strong_20_Emphasis">URL Parameters:</text:span></text:p>
          <text:list>
            <text:list-item>
              <text:p text:style-name="P23"><text:span text:style-name="Source_20_Text">task_id</text:span> (string, required): The unique ID of the task.</text:p>
            </text:list-item>
          </text:list>
        </text:list-item>
        <text:list-item>
          <text:p text:style-name="P23"><text:span text:style-name="Strong_20_Emphasis">Response:</text:span> <text:span text:style-name="Source_20_Text">application/json</text:span></text:p>
          <text:p text:style-name="P7"><text:span text:style-name="Source_20_Text">{</text:span></text:p>
          <text:p text:style-name="P7"><text:span text:style-name="Source_20_Text"><text:s text:c="4"/>"task_id": "a1b2c3d4-e5f6-7890-1234-567890abcdef",</text:span></text:p>
          <text:p text:style-name="P7"><text:span text:style-name="Source_20_Text"><text:s text:c="4"/>"state": "PROGRESS",</text:span></text:p>
          <text:p text:style-name="P7"><text:span text:style-name="Source_20_Text"><text:s text:c="4"/>"status_message": "Processing albums: 3/10 completed.",</text:span></text:p>
          <text:p text:style-name="P7"><text:span text:style-name="Source_20_Text"><text:s text:c="4"/>"progress": 30,</text:span></text:p>
          <text:p text:style-name="P7"><text:span text:style-name="Source_20_Text"><text:s text:c="4"/>"details": {</text:span></text:p>
          <text:p text:style-name="P7"><text:span text:style-name="Source_20_Text"><text:s text:c="8"/>"album_name": "Album Title Example",</text:span></text:p>
          <text:p text:style-name="P7"><text:span text:style-name="Source_20_Text"><text:s text:c="8"/>"current_track": "Song Name by Artist",</text:span></text:p>
          <text:p text:style-name="P7"><text:span text:style-name="Source_20_Text"><text:s text:c="8"/>"current_track_analysis": {</text:span></text:p>
          <text:p text:style-name="P7"><text:span text:style-name="Source_20_Text"><text:s text:c="12"/>"name": "Song Name by Artist",</text:span></text:p>
          <text:p text:style-name="P7"><text:span text:style-name="Source_20_Text"><text:s text:c="12"/>"tempo": 120.5,</text:span></text:p>
          <text:p text:style-name="P7"><text:span text:style-name="Source_20_Text"><text:s text:c="12"/>"key": "C",</text:span></text:p>
          <text:p text:style-name="P7"><text:span text:style-name="Source_20_Text"><text:s text:c="12"/>"scale": "major",</text:span></text:p>
          <text:p text:style-name="P7"><text:span text:style-name="Source_20_Text"><text:s text:c="12"/>"moods": {</text:span></text:p>
          <text:p text:style-name="P7"><text:span text:style-name="Source_20_Text"><text:s text:c="16"/>"mood/energetic": 0.85,</text:span></text:p>
          <text:p text:style-name="P7"><text:span text:style-name="Source_20_Text"><text:s text:c="16"/>"mood/happy": 0.72</text:span></text:p>
          <text:p text:style-name="P7"><text:span text:style-name="Source_20_Text"><text:s text:c="12"/>}</text:span></text:p>
          <text:p text:style-name="P7"><text:span text:style-name="Source_20_Text"><text:s text:c="8"/>},</text:span></text:p>
          <text:p text:style-name="P7"><text:span text:style-name="Source_20_Text"><text:s text:c="8"/>"log": [</text:span></text:p>
          <text:p text:style-name="P7"><text:span text:style-name="Source_20_Text"><text:s text:c="12"/>"[2023-10-27 10:00:00] Main analysis task started.",</text:span></text:p>
          <text:p text:style-name="P7"><text:span text:style-name="Source_20_Text"><text:s text:c="12"/>"[2023-10-27 10:00:05] Found 10 albums to process.",</text:span></text:p>
          <text:p text:style-name="P7"><text:span text:style-name="Source_20_Text"><text:s text:c="12"/>"[2023-10-27 10:01:15] Analyzing track: Song Name by Artist (1/5)",</text:span></text:p>
          <text:p text:style-name="P7"><text:span text:style-name="Source_20_Text"><text:s text:c="12"/>"[2023-10-27 10:01:30] Analyzed 'Song Name by Artist'. Tempo: 120.50, Key: C major. Moods: mood/energetic:0.85, mood/happy:0.72"</text:span></text:p>
          <text:p text:style-name="P7"><text:span text:style-name="Source_20_Text"><text:s text:c="8"/>],</text:span></text:p>
          <text:p text:style-name="P7"><text:span text:style-name="Source_20_Text"><text:s text:c="8"/>"albums_completed": 3,</text:span></text:p>
          <text:p text:style-name="P7"><text:span text:style-name="Source_20_Text"><text:s text:c="8"/>"total_albums": 10,</text:span></text:p>
          <text:p text:style-name="P7"><text:span text:style-name="Source_20_Text"><text:s text:c="8"/>"status_message": "Processing albums: 3/10 completed."</text:span></text:p>
          <text:p text:style-name="P7"><text:span text:style-name="Source_20_Text"><text:s text:c="4"/>},</text:span></text:p>
          <text:p text:style-name="P7"><text:span text:style-name="Source_20_Text"><text:s text:c="4"/>"task_type_from_db": "main_analysis"</text:span></text:p>
          <text:p text:style-name="P8"><text:span text:style-name="Source_20_Text">}</text:span></text:p>
          <text:p text:style-name="P23"><text:span text:style-name="Strong_20_Emphasis">Possible </text:span><text:span text:style-name="Strong_20_Emphasis"><text:span text:style-name="Source_20_Text">state</text:span></text:span><text:span text:style-name="Strong_20_Emphasis"> values:</text:span></text:p>
          <text:list>
            <text:list-item>
              <text:p text:style-name="P23"><text:span text:style-name="Source_20_Text">QUEUED</text:span>: Task is waiting in the queue.</text:p>
            </text:list-item>
            <text:list-item>
              <text:p text:style-name="P23"><text:soft-page-break/><text:span text:style-name="Source_20_Text">STARTED</text:span>: Task has begun execution.</text:p>
            </text:list-item>
            <text:list-item>
              <text:p text:style-name="P23"><text:span text:style-name="Source_20_Text">PROGRESS</text:span>: Task is actively working (granular updates).</text:p>
            </text:list-item>
            <text:list-item>
              <text:p text:style-name="P23"><text:span text:style-name="Source_20_Text">SUCCESS</text:span> / <text:span text:style-name="Source_20_Text">FINISHED</text:span>: Task completed successfully.</text:p>
            </text:list-item>
            <text:list-item>
              <text:p text:style-name="P23"><text:span text:style-name="Source_20_Text">FAILURE</text:span> / <text:span text:style-name="Source_20_Text">FAILED</text:span>: Task encountered an error and failed.</text:p>
            </text:list-item>
            <text:list-item>
              <text:p text:style-name="P23"><text:span text:style-name="Source_20_Text">REVOKED</text:span> / <text:span text:style-name="Source_20_Text">CANCELED</text:span>: Task was explicitly cancelled.</text:p>
            </text:list-item>
            <text:list-item>
              <text:p text:style-name="P23"><text:span text:style-name="Source_20_Text">UNKNOWN</text:span>: Task ID not found or its state is not recognized.</text:p>
            </text:list-item>
          </text:list>
        </text:list-item>
      </text:list>
      <text:h text:style-name="Heading_20_3" text:outline-level="3">2.4 Cancel Task</text:h>
      <text:p text:style-name="Text_20_body">Cancels a specific active task and its associated child tasks.</text:p>
      <text:list text:style-name="L5">
        <text:list-item>
          <text:p text:style-name="P24"><text:span text:style-name="Strong_20_Emphasis">URL:</text:span> <text:span text:style-name="Source_20_Text">/api/cancel/&lt;task_id&gt;</text:span></text:p>
        </text:list-item>
        <text:list-item>
          <text:p text:style-name="P24"><text:span text:style-name="Strong_20_Emphasis">Method:</text:span> <text:span text:style-name="Source_20_Text">POST</text:span></text:p>
        </text:list-item>
        <text:list-item>
          <text:p text:style-name="P24"><text:span text:style-name="Strong_20_Emphasis">Description:</text:span> Sends a cancellation signal to the specified task. This attempts to stop the task gracefully and marks it as <text:span text:style-name="Source_20_Text">REVOKED</text:span> in the database. Child tasks spawned by the main task will also be targeted for cancellation.</text:p>
        </text:list-item>
        <text:list-item>
          <text:p text:style-name="P24"><text:span text:style-name="Strong_20_Emphasis">URL Parameters:</text:span></text:p>
          <text:list>
            <text:list-item>
              <text:p text:style-name="P24"><text:span text:style-name="Source_20_Text">task_id</text:span> (string, required): The unique ID of the task to cancel.</text:p>
            </text:list-item>
          </text:list>
        </text:list-item>
        <text:list-item>
          <text:p text:style-name="P24"><text:span text:style-name="Strong_20_Emphasis">Response:</text:span> <text:span text:style-name="Source_20_Text">application/json</text:span></text:p>
          <text:list>
            <text:list-item>
              <text:p text:style-name="P24"><text:span text:style-name="Strong_20_Emphasis">Success (Status: 200 OK):</text:span></text:p>
              <text:p text:style-name="P9"><text:span text:style-name="Source_20_Text">{</text:span></text:p>
              <text:p text:style-name="P9"><text:span text:style-name="Source_20_Text"><text:s text:c="4"/>"message": "Task a1b2c3d4-e5f6-7890-1234-567890abcdef and its children cancellation initiated. 5 total jobs affected.",</text:span></text:p>
              <text:p text:style-name="P9"><text:span text:style-name="Source_20_Text"><text:s text:c="4"/>"task_id": "a1b2c3d4-e5f6-7890-1234-567890abcdef",</text:span></text:p>
              <text:p text:style-name="P9"><text:span text:style-name="Source_20_Text"><text:s text:c="4"/>"cancelled_jobs_count": 5</text:span></text:p>
              <text:p text:style-name="P10"><text:span text:style-name="Source_20_Text">}</text:span></text:p>
            </text:list-item>
            <text:list-item>
              <text:p text:style-name="P24"><text:span text:style-name="Strong_20_Emphasis">Not Found (Status: 404 Not Found):</text:span></text:p>
              <text:p text:style-name="P9"><text:span text:style-name="Source_20_Text">{</text:span></text:p>
              <text:p text:style-name="P9"><text:span text:style-name="Source_20_Text"><text:s text:c="4"/>"message": "Task a1b2c3d4-e5f6-7890-1234-567890abcdef not found in database.",</text:span></text:p>
              <text:p text:style-name="P9"><text:span text:style-name="Source_20_Text"><text:s text:c="4"/>"task_id": "a1b2c3d4-e5f6-7890-1234-567890abcdef"</text:span></text:p>
              <text:p text:style-name="P10"><text:span text:style-name="Source_20_Text">}</text:span></text:p>
            </text:list-item>
            <text:list-item>
              <text:p text:style-name="P24"><text:span text:style-name="Strong_20_Emphasis">Bad Request (Status: 400 Bad Request):</text:span></text:p>
              <text:p text:style-name="P9"><text:span text:style-name="Source_20_Text">{</text:span></text:p>
              <text:p text:style-name="P9"><text:span text:style-name="Source_20_Text"><text:s text:c="4"/>"message": "Task could not be cancelled (e.g., already completed or not found in active state).",</text:span></text:p>
              <text:p text:style-name="P9"><text:span text:style-name="Source_20_Text"><text:s text:c="4"/>"task_id": "a1b2c3d4-e5f6-7890-1234-567890abcdef"</text:span></text:p>
              <text:p text:style-name="P10"><text:span text:style-name="Source_20_Text">}</text:span></text:p>
            </text:list-item>
          </text:list>
        </text:list-item>
      </text:list>
      <text:h text:style-name="Heading_20_3" text:outline-level="3"><text:soft-page-break/>2.5 Cancel All Tasks by Type</text:h>
      <text:p text:style-name="Text_20_body">Cancels all active main tasks of a specific type.</text:p>
      <text:list text:style-name="L6">
        <text:list-item>
          <text:p text:style-name="P25"><text:span text:style-name="Strong_20_Emphasis">URL:</text:span> <text:span text:style-name="Source_20_Text">/api/cancel_all/&lt;task_type_prefix&gt;</text:span></text:p>
        </text:list-item>
        <text:list-item>
          <text:p text:style-name="P25"><text:span text:style-name="Strong_20_Emphasis">Method:</text:span> <text:span text:style-name="Source_20_Text">POST</text:span></text:p>
        </text:list-item>
        <text:list-item>
          <text:p text:style-name="P25"><text:span text:style-name="Strong_20_Emphasis">Description:</text:span> This endpoint allows for bulk cancellation of tasks. It will find all active main tasks (those without a <text:span text:style-name="Source_20_Text">parent_task_id</text:span>) matching the given <text:span text:style-name="Source_20_Text">task_type_prefix</text:span> and attempt to cancel them and their children.</text:p>
        </text:list-item>
        <text:list-item>
          <text:p text:style-name="P25"><text:span text:style-name="Strong_20_Emphasis">URL Parameters:</text:span></text:p>
          <text:list>
            <text:list-item>
              <text:p text:style-name="P25"><text:span text:style-name="Source_20_Text">task_type_prefix</text:span> (string, required): The type of tasks to cancel (e.g., <text:span text:style-name="Source_20_Text">main_analysis</text:span>, <text:span text:style-name="Source_20_Text">main_clustering</text:span>).</text:p>
            </text:list-item>
          </text:list>
        </text:list-item>
        <text:list-item>
          <text:p text:style-name="P25"><text:span text:style-name="Strong_20_Emphasis">Response:</text:span> <text:span text:style-name="Source_20_Text">application/json</text:span></text:p>
          <text:list>
            <text:list-item>
              <text:p text:style-name="P25"><text:span text:style-name="Strong_20_Emphasis">Success (Status: 200 OK):</text:span></text:p>
              <text:p text:style-name="P11"><text:span text:style-name="Source_20_Text">{</text:span></text:p>
              <text:p text:style-name="P11"><text:span text:style-name="Source_20_Text"><text:s text:c="4"/>"message": "Cancellation initiated for 2 main tasks of type 'main_analysis' and their children. Total jobs affected: 12.",</text:span></text:p>
              <text:p text:style-name="P11"><text:span text:style-name="Source_20_Text"><text:s text:c="4"/>"cancelled_main_tasks": [</text:span></text:p>
              <text:p text:style-name="P11"><text:span text:style-name="Source_20_Text"><text:s text:c="8"/>"a1b2c3d4-e5f6-7890-1234-567890abcdef",</text:span></text:p>
              <text:p text:style-name="P11"><text:span text:style-name="Source_20_Text"><text:s text:c="8"/>"f0e9d8c7-b6a5-4321-9876-543210fedcba"</text:span></text:p>
              <text:p text:style-name="P11"><text:span text:style-name="Source_20_Text"><text:s text:c="4"/>]</text:span></text:p>
              <text:p text:style-name="P12"><text:span text:style-name="Source_20_Text">}</text:span></text:p>
            </text:list-item>
            <text:list-item>
              <text:p text:style-name="P25"><text:span text:style-name="Strong_20_Emphasis">Not Found (Status: 404 Not Found):</text:span></text:p>
              <text:p text:style-name="P11"><text:span text:style-name="Source_20_Text">{</text:span></text:p>
              <text:p text:style-name="P11"><text:span text:style-name="Source_20_Text"><text:s text:c="4"/>"message": "No active tasks of type 'main_analysis' found to cancel."</text:span></text:p>
              <text:p text:style-name="P12"><text:span text:style-name="Source_20_Text">}</text:span></text:p>
            </text:list-item>
          </text:list>
        </text:list-item>
      </text:list>
      <text:h text:style-name="Heading_20_3" text:outline-level="3">2.6 Get Last Overall Task Status</text:h>
      <text:p text:style-name="Text_20_body">Retrieves the status of the most recently recorded main task.</text:p>
      <text:list text:style-name="L7">
        <text:list-item>
          <text:p text:style-name="P26"><text:span text:style-name="Strong_20_Emphasis">URL:</text:span> <text:span text:style-name="Source_20_Text">/api/last_task</text:span></text:p>
        </text:list-item>
        <text:list-item>
          <text:p text:style-name="P26"><text:span text:style-name="Strong_20_Emphasis">Method:</text:span> <text:span text:style-name="Source_20_Text">GET</text:span></text:p>
        </text:list-item>
        <text:list-item>
          <text:p text:style-name="P26"><text:span text:style-name="Strong_20_Emphasis">Description:</text:span> This endpoint provides the status of the last main task that was started, regardless of its current state (queued, running, or completed/failed/revoked). This is useful for displaying the last known activity.</text:p>
        </text:list-item>
        <text:list-item>
          <text:p text:style-name="P26"><text:span text:style-name="Strong_20_Emphasis">Request Body:</text:span> None</text:p>
        </text:list-item>
        <text:list-item>
          <text:p text:style-name="P26"><text:span text:style-name="Strong_20_Emphasis">Response:</text:span> <text:span text:style-name="Source_20_Text">application/json</text:span></text:p>
          <text:list>
            <text:list-item>
              <text:p text:style-name="P26"><text:span text:style-name="Strong_20_Emphasis">Task Found (Status: 200 OK):</text:span></text:p>
              <text:p text:style-name="P13"><text:soft-page-break/><text:span text:style-name="Source_20_Text">{</text:span></text:p>
              <text:p text:style-name="P13"><text:span text:style-name="Source_20_Text"><text:s text:c="4"/>"task_id": "c1d2e3f4-g5h6-7890-1234-567890abcdef",</text:span></text:p>
              <text:p text:style-name="P13"><text:span text:style-name="Source_20_Text"><text:s text:c="4"/>"task_type": "main_clustering",</text:span></text:p>
              <text:p text:style-name="P13"><text:span text:style-name="Source_20_Text"><text:s text:c="4"/>"status": "SUCCESS",</text:span></text:p>
              <text:p text:style-name="P13"><text:span text:style-name="Source_20_Text"><text:s text:c="4"/>"progress": 100,</text:span></text:p>
              <text:p text:style-name="P13"><text:span text:style-name="Source_20_Text"><text:s text:c="4"/>"details": {</text:span></text:p>
              <text:p text:style-name="P13"><text:span text:style-name="Source_20_Text"><text:s text:c="8"/>"message": "Playlists generated and updated on Jellyfin! Best diversity score: 0.75.",</text:span></text:p>
              <text:p text:style-name="P13"><text:span text:style-name="Source_20_Text"><text:s text:c="8"/>"best_score": 0.75,</text:span></text:p>
              <text:p text:style-name="P13"><text:span text:style-name="Source_20_Text"><text:s text:c="8"/>"best_params": {</text:span></text:p>
              <text:p text:style-name="P13"><text:span text:style-name="Source_20_Text"><text:s text:c="12"/>"clustering_method_config": {</text:span></text:p>
              <text:p text:style-name="P13"><text:span text:style-name="Source_20_Text"><text:s text:c="16"/>"method": "kmeans",</text:span></text:p>
              <text:p text:style-name="P13"><text:span text:style-name="Source_20_Text"><text:s text:c="16"/>"params": {</text:span></text:p>
              <text:p text:style-name="P13"><text:span text:style-name="Source_20_Text"><text:s text:c="20"/>"n_clusters": 5</text:span></text:p>
              <text:p text:style-name="P13"><text:span text:style-name="Source_20_Text"><text:s text:c="16"/>}</text:span></text:p>
              <text:p text:style-name="P13"><text:span text:style-name="Source_20_Text"><text:s text:c="12"/>},</text:span></text:p>
              <text:p text:style-name="P13"><text:span text:style-name="Source_20_Text"><text:s text:c="12"/>"pca_config": {</text:span></text:p>
              <text:p text:style-name="P13"><text:span text:style-name="Source_20_Text"><text:s text:c="16"/>"enabled": true,</text:span></text:p>
              <text:p text:style-name="P13"><text:span text:style-name="Source_20_Text"><text:s text:c="16"/>"components": 3</text:span></text:p>
              <text:p text:style-name="P13"><text:span text:style-name="Source_20_Text"><text:s text:c="12"/>},</text:span></text:p>
              <text:p text:style-name="P13"><text:span text:style-name="Source_20_Text"><text:s text:c="12"/>"max_songs_per_cluster": 20,</text:span></text:p>
              <text:p text:style-name="P13"><text:span text:style-name="Source_20_Text"><text:s text:c="12"/>"run_id": 42</text:span></text:p>
              <text:p text:style-name="P13"><text:span text:style-name="Source_20_Text"><text:s text:c="8"/>},</text:span></text:p>
              <text:p text:style-name="P13"><text:span text:style-name="Source_20_Text"><text:s text:c="8"/>"num_playlists_created": 8,</text:span></text:p>
              <text:p text:style-name="P13"><text:span text:style-name="Source_20_Text"><text:s text:c="8"/>"log": ["Task completed successfully. Final status: Playlists generated and updated on Jellyfin! Best diversity score: 0.75."]</text:span></text:p>
              <text:p text:style-name="P13"><text:span text:style-name="Source_20_Text"><text:s text:c="4"/>}</text:span></text:p>
              <text:p text:style-name="P14"><text:span text:style-name="Source_20_Text">}</text:span></text:p>
            </text:list-item>
            <text:list-item>
              <text:p text:style-name="P26"><text:span text:style-name="Strong_20_Emphasis">No Previous Task (Status: 200 OK):</text:span></text:p>
              <text:p text:style-name="P13"><text:span text:style-name="Source_20_Text">{</text:span></text:p>
              <text:p text:style-name="P13"><text:span text:style-name="Source_20_Text"><text:s text:c="4"/>"task_id": null,</text:span></text:p>
              <text:p text:style-name="P13"><text:span text:style-name="Source_20_Text"><text:s text:c="4"/>"task_type": null,</text:span></text:p>
              <text:p text:style-name="P13"><text:span text:style-name="Source_20_Text"><text:s text:c="4"/>"status": "NO_PREVIOUS_MAIN_TASK",</text:span></text:p>
              <text:p text:style-name="P13"><text:span text:style-name="Source_20_Text"><text:s text:c="4"/>"details": {</text:span></text:p>
              <text:p text:style-name="P13"><text:span text:style-name="Source_20_Text"><text:s text:c="8"/>"log": ["No previous main task found."]</text:span></text:p>
              <text:p text:style-name="P13"><text:span text:style-name="Source_20_Text"><text:s text:c="4"/>}</text:span></text:p>
              <text:p text:style-name="P14"><text:span text:style-name="Source_20_Text">}</text:span></text:p>
            </text:list-item>
          </text:list>
        </text:list-item>
      </text:list>
      <text:h text:style-name="Heading_20_3" text:outline-level="3">2.7 Get Active Tasks</text:h>
      <text:p text:style-name="Text_20_body">Retrieves information about the currently active main task, if any.</text:p>
      <text:list text:style-name="L8">
        <text:list-item>
          <text:p text:style-name="P27"><text:span text:style-name="Strong_20_Emphasis">URL:</text:span> <text:span text:style-name="Source_20_Text">/api/active_tasks</text:span></text:p>
        </text:list-item>
        <text:list-item>
          <text:p text:style-name="P27"><text:span text:style-name="Strong_20_Emphasis">Method:</text:span> <text:span text:style-name="Source_20_Text">GET</text:span></text:p>
        </text:list-item>
        <text:list-item>
          <text:p text:style-name="P27"><text:span text:style-name="Strong_20_Emphasis">Description:</text:span> This endpoint checks for any main tasks that are currently in a non-terminal state (i.e., <text:span text:style-name="Source_20_Text">PENDING</text:span>, <text:span text:style-name="Source_20_Text">STARTED</text:span>, <text:span text:style-name="Source_20_Text">PROGRESS</text:span>, <text:span text:style-name="Source_20_Text">QUEUED</text:span>). It returns the most recent active main task.</text:p>
        </text:list-item>
        <text:list-item>
          <text:p text:style-name="P27"><text:span text:style-name="Strong_20_Emphasis">Request Body:</text:span> None</text:p>
        </text:list-item>
        <text:list-item>
          <text:p text:style-name="P27"><text:span text:style-name="Strong_20_Emphasis">Response:</text:span> <text:span text:style-name="Source_20_Text">application/json</text:span></text:p>
          <text:list>
            <text:list-item>
              <text:p text:style-name="P27"><text:span text:style-name="Strong_20_Emphasis">Active Task Found (Status: 200 OK):</text:span></text:p>
              <text:p text:style-name="P15"><text:soft-page-break/><text:span text:style-name="Source_20_Text">{</text:span></text:p>
              <text:p text:style-name="P15"><text:span text:style-name="Source_20_Text"><text:s text:c="4"/>"task_id": "a1b2c3d4-e5f6-7890-1234-567890abcdef",</text:span></text:p>
              <text:p text:style-name="P15"><text:span text:style-name="Source_20_Text"><text:s text:c="4"/>"parent_task_id": null,</text:span></text:p>
              <text:p text:style-name="P15"><text:span text:style-name="Source_20_Text"><text:s text:c="4"/>"task_type": "main_analysis",</text:span></text:p>
              <text:p text:style-name="P15"><text:span text:style-name="Source_20_Text"><text:s text:c="4"/>"sub_type_identifier": null,</text:span></text:p>
              <text:p text:style-name="P15"><text:span text:style-name="Source_20_Text"><text:s text:c="4"/>"status": "PROGRESS",</text:span></text:p>
              <text:p text:style-name="P15"><text:span text:style-name="Source_20_Text"><text:s text:c="4"/>"progress": 60,</text:span></text:p>
              <text:p text:style-name="P15"><text:span text:style-name="Source_20_Text"><text:s text:c="4"/>"details": {</text:span></text:p>
              <text:p text:style-name="P15"><text:span text:style-name="Source_20_Text"><text:s text:c="8"/>"message": "Processing albums: 6/10 completed.",</text:span></text:p>
              <text:p text:style-name="P15"><text:span text:style-name="Source_20_Text"><text:s text:c="8"/>"albums_completed": 6,</text:span></text:p>
              <text:p text:style-name="P15"><text:span text:style-name="Source_20_Text"><text:s text:c="8"/>"total_albums": 10,</text:span></text:p>
              <text:p text:style-name="P15"><text:span text:style-name="Source_20_Text"><text:s text:c="8"/>"status_message": "Processing albums: 6/10 completed.",</text:span></text:p>
              <text:p text:style-name="P15"><text:span text:style-name="Source_20_Text"><text:s text:c="8"/>"log": [</text:span></text:p>
              <text:p text:style-name="P15"><text:span text:style-name="Source_20_Text"><text:s text:c="12"/>"[2023-10-27 10:00:00] Main analysis task started.",</text:span></text:p>
              <text:p text:style-name="P15"><text:span text:style-name="Source_20_Text"><text:s text:c="12"/>"[2023-10-27 10:00:05] Found 10 albums to process.",</text:span></text:p>
              <text:p text:style-name="P15"><text:span text:style-name="Source_20_Text"><text:s text:c="12"/>"[2023-10-27 10:05:30] Processing albums: 6/10 completed."</text:span></text:p>
              <text:p text:style-name="P15"><text:span text:style-name="Source_20_Text"><text:s text:c="8"/>]</text:span></text:p>
              <text:p text:style-name="P15"><text:span text:style-name="Source_20_Text"><text:s text:c="4"/>},</text:span></text:p>
              <text:p text:style-name="P15"><text:span text:style-name="Source_20_Text"><text:s text:c="4"/>"timestamp": "2023-10-27T10:05:30.123456"</text:span></text:p>
              <text:p text:style-name="P16"><text:span text:style-name="Source_20_Text">}</text:span></text:p>
            </text:list-item>
            <text:list-item>
              <text:p text:style-name="P27"><text:span text:style-name="Strong_20_Emphasis">No Active Task (Status: 200 OK):</text:span></text:p>
              <text:p text:style-name="P16"><text:span text:style-name="Source_20_Text">{}</text:span></text:p>
            </text:list-item>
          </text:list>
        </text:list-item>
      </text:list>
      <text:h text:style-name="Heading_20_2" text:outline-level="2">3. Playlists Endpoint</text:h>
      <text:h text:style-name="Heading_20_3" text:outline-level="3">3.1 Get Generated Playlists</text:h>
      <text:p text:style-name="Text_20_body">Retrieves all automatically generated playlists stored in the database.</text:p>
      <text:list text:style-name="L9">
        <text:list-item>
          <text:p text:style-name="P28"><text:span text:style-name="Strong_20_Emphasis">URL:</text:span> <text:span text:style-name="Source_20_Text">/api/playlists</text:span></text:p>
        </text:list-item>
        <text:list-item>
          <text:p text:style-name="P28"><text:span text:style-name="Strong_20_Emphasis">Method:</text:span> <text:span text:style-name="Source_20_Text">GET</text:span></text:p>
        </text:list-item>
        <text:list-item>
          <text:p text:style-name="P28"><text:span text:style-name="Strong_20_Emphasis">Description:</text:span> This endpoint fetches all playlists that were created by the clustering process and saved to the application's database. Playlists are grouped by their name.</text:p>
        </text:list-item>
        <text:list-item>
          <text:p text:style-name="P28"><text:span text:style-name="Strong_20_Emphasis">Request Body:</text:span> None</text:p>
        </text:list-item>
        <text:list-item>
          <text:p text:style-name="P28"><text:span text:style-name="Strong_20_Emphasis">Response:</text:span> <text:span text:style-name="Source_20_Text">application/json</text:span></text:p>
          <text:p text:style-name="P17"><text:span text:style-name="Source_20_Text">{</text:span></text:p>
          <text:p text:style-name="P17"><text:span text:style-name="Source_20_Text"><text:s text:c="4"/>"Energetic_Medium_automatic": [</text:span></text:p>
          <text:p text:style-name="P17"><text:span text:style-name="Source_20_Text"><text:s text:c="8"/>{</text:span></text:p>
          <text:p text:style-name="P17"><text:span text:style-name="Source_20_Text"><text:s text:c="12"/>"item_id": "song1_id",</text:span></text:p>
          <text:p text:style-name="P17"><text:span text:style-name="Source_20_Text"><text:s text:c="12"/>"title": "Upbeat Track",</text:span></text:p>
          <text:p text:style-name="P17"><text:span text:style-name="Source_20_Text"><text:s text:c="12"/>"author": "Artist A"</text:span></text:p>
          <text:p text:style-name="P17"><text:span text:style-name="Source_20_Text"><text:s text:c="8"/>},</text:span></text:p>
          <text:p text:style-name="P17"><text:span text:style-name="Source_20_Text"><text:s text:c="8"/>{</text:span></text:p>
          <text:p text:style-name="P17"><text:span text:style-name="Source_20_Text"><text:s text:c="12"/>"item_id": "song2_id",</text:span></text:p>
          <text:p text:style-name="P17"><text:span text:style-name="Source_20_Text"><text:s text:c="12"/>"title": "Dancing Beat",</text:span></text:p>
          <text:p text:style-name="P17"><text:span text:style-name="Source_20_Text"><text:s text:c="12"/>"author": "Artist B"</text:span></text:p>
          <text:p text:style-name="P17"><text:span text:style-name="Source_20_Text"><text:s text:c="8"/>}</text:span></text:p>
          <text:p text:style-name="P17"><text:span text:style-name="Source_20_Text"><text:s text:c="4"/>],</text:span></text:p>
          <text:p text:style-name="P17"><text:span text:style-name="Source_20_Text"><text:s text:c="4"/>"Relaxed_Slow_automatic": [</text:span></text:p>
          <text:p text:style-name="P17"><text:soft-page-break/><text:span text:style-name="Source_20_Text"><text:s text:c="8"/>{</text:span></text:p>
          <text:p text:style-name="P17"><text:span text:style-name="Source_20_Text"><text:s text:c="12"/>"item_id": "song3_id",</text:span></text:p>
          <text:p text:style-name="P17"><text:span text:style-name="Source_20_Text"><text:s text:c="12"/>"title": "Calm Evening",</text:span></text:p>
          <text:p text:style-name="P17"><text:span text:style-name="Source_20_Text"><text:s text:c="12"/>"author": "Artist C"</text:span></text:p>
          <text:p text:style-name="P17"><text:span text:style-name="Source_20_Text"><text:s text:c="8"/>}</text:span></text:p>
          <text:p text:style-name="P17"><text:span text:style-name="Source_20_Text"><text:s text:c="4"/>]</text:span></text:p>
          <text:p text:style-name="P18"><text:span text:style-name="Source_20_Text">}</text:span></text:p>
          <text:list>
            <text:list-item>
              <text:p text:style-name="P28">The keys in the JSON object are the playlist names (e.g., "Energetic_Medium_automatic").</text:p>
            </text:list-item>
            <text:list-item>
              <text:p text:style-name="P28">Each value is an array of song objects, where each song object contains <text:span text:style-name="Source_20_Text">item_id</text:span>, <text:span text:style-name="Source_20_Text">title</text:span>, and <text:span text:style-name="Source_20_Text">author</text:span>.</text:p>
            </text:list-item>
          </text:list>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30T17:52:22.110524782</meta:creation-date>
    <dc:date>2025-05-30T17:53:45.017556424</dc:date>
    <meta:editing-duration>PT1M23S</meta:editing-duration>
    <meta:editing-cycles>1</meta:editing-cycles>
    <meta:document-statistic meta:table-count="1" meta:image-count="0" meta:object-count="0" meta:page-count="10" meta:paragraph-count="325" meta:word-count="1809" meta:character-count="13822" meta:non-whitespace-character-count="11551"/>
    <meta:generator>LibreOffice/7.4.7.2$Linux_X86_64 LibreOffice_project/40$Build-2</meta:generator>
  </office:meta>
</office:document-meta>
</file>